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fd9ce" officeooo:paragraph-rsid="001fd9ce"/>
    </style:style>
    <style:style style:name="P2" style:family="paragraph" style:parent-style-name="Standard">
      <style:text-properties officeooo:rsid="002374e4" officeooo:paragraph-rsid="002374e4"/>
    </style:style>
    <style:style style:name="P3" style:family="paragraph" style:parent-style-name="Standard">
      <style:text-properties officeooo:rsid="002532d0" officeooo:paragraph-rsid="002532d0"/>
    </style:style>
    <style:style style:name="P4" style:family="paragraph" style:parent-style-name="Standard">
      <style:text-properties officeooo:rsid="00267e1e" officeooo:paragraph-rsid="00267e1e"/>
    </style:style>
    <style:style style:name="P5" style:family="paragraph" style:parent-style-name="Standard">
      <style:text-properties officeooo:rsid="00285ad0" officeooo:paragraph-rsid="00285ad0"/>
    </style:style>
    <style:style style:name="T1" style:family="text">
      <style:text-properties officeooo:rsid="002186f6"/>
    </style:style>
    <style:style style:name="T2" style:family="text">
      <style:text-properties officeooo:rsid="002532d0"/>
    </style:style>
    <style:style style:name="T3" style:family="text">
      <style:text-properties officeooo:rsid="002573ba"/>
    </style:style>
    <style:style style:name="T4" style:family="text">
      <style:text-properties officeooo:rsid="00285ad0"/>
    </style:style>
    <style:style style:name="T5" style:family="text">
      <style:text-properties officeooo:rsid="0028efe0"/>
    </style:style>
    <style:style style:name="T6" style:family="text">
      <style:text-properties officeooo:rsid="00297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anes y Topo Lógico saben que para los artículos de una colección, las referencias que estos tienen permiten comenzar a leer uno de los artículos y encontrar todos los artículos que pertenecen a esa colección siguiendo las referencias. Además <text:span text:style-name="T1">existen </text:span>referencias de articulos de una colección a otra <text:s/>anterior en <text:span text:style-name="T1">el </text:span>tiempo.</text:p>
      <text:p text:style-name="P1"/>
      <text:p text:style-name="P2">Si consideramos los artículos como vértices de un grafo, y a las referencias como las aristas del mismo, y que existe un camino de referencias entre cada par de artículos de una colección entonces podemos afirmar que éstas son componentes fuertemente conexas.</text:p>
      <text:p text:style-name="P1"/>
      <text:p text:style-name="P1"><text:span text:style-name="T2">Topo Logico ya cuenta con un diagrama <text:s/>(grafo de componentes) con las colecciones de artículos y las referencias entre ellas</text:span>. </text:p>
      <text:p text:style-name="P1"/>
      <text:p text:style-name="P3">Debería crear un orden topológico para este diagrama<text:span text:style-name="T3">(ya que existe al menos uno)</text:span>, <text:span text:style-name="T3">eligiendo en primer lugar las fuentes que haya.</text:span></text:p>
      <text:p text:style-name="P4">Luego construir <text:s/>el grafo transpuesto del diagrama y recorrer la colección <text:span text:style-name="T5">que aparezca en primer lugar en el orden</text:span> (ahora sumidero en el grafo transpueto), Topo se asegura con esto recorrer todos los artículos de esa colección sin pasar por ninguna referencia a otra colección.</text:p>
      <text:p text:style-name="P4">Una vez logre enumerar los artículos de esta colección, la retira del diagrama y realiza el mismo procedimiento tomando ahora como fuente la siguiente colección <text:span text:style-name="T6">existente en el</text:span> orden topológico. <text:span text:style-name="T4">Procediendo de la misma forma que arriba podrá rearmar todas las colecciones nuevamente.</text:span></text:p>
      <text:p text:style-name="P5">Si hubiese <text:span text:style-name="T6">más de una</text:span> fuente en el diagrama, procedería de la misma manera.</text:p>
      <text:p text:style-name="P3"/>
      <text:p text:style-name="P3">Este grafo tiene un orden topológic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6:56:23.243666381</meta:creation-date>
    <dc:date>2015-09-05T17:28:02.812247108</dc:date>
    <meta:editing-duration>PT31M35S</meta:editing-duration>
    <meta:editing-cycles>11</meta:editing-cycles>
    <meta:generator>LibreOffice/4.4.4.3$Linux_X86_64 LibreOffice_project/40m0$Build-3</meta:generator>
    <meta:document-statistic meta:table-count="0" meta:image-count="0" meta:object-count="0" meta:page-count="1" meta:paragraph-count="8" meta:word-count="243" meta:character-count="1511" meta:non-whitespace-character-count="1271"/>
  </office:meta>
</office:document-meta>
</file>